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oapProviderMarshaler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Marshaler.getChain( Phase pha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SoapProviderMarshaler.ge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Marshaler.setBinding( Binding &lt; ? &gt;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Marshaler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Marshaler.setBaseUrl( String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Marshaler.createMessage( MessageExchange exchange , NormalizedMessage in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SoapProviderMarshaler.setPolicies( Policy [ ]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Marshaler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Marshaler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Marshaler.populateMessage( Message message ,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